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number-columns-repeated="3" table:default-cell-style-name="Default"/>
        <table:table-row table:style-name="ro1">
          <table:table-cell office:value-type="float" office:value="38.1161439997645" calcext:value-type="float">
            <text:p>38,1161439997645</text:p>
          </table:table-cell>
          <table:table-cell office:value-type="float" office:value="37.523566999729" calcext:value-type="float">
            <text:p>37,523566999729</text:p>
          </table:table-cell>
          <table:table-cell office:value-type="float" office:value="161308.106446099" calcext:value-type="float">
            <text:p>161308,106446099</text:p>
          </table:table-cell>
        </table:table-row>
        <table:table-row table:style-name="ro1">
          <table:table-cell office:value-type="float" office:value="38.118440000406" calcext:value-type="float">
            <text:p>38,118440000406</text:p>
          </table:table-cell>
          <table:table-cell office:value-type="float" office:value="37.7334170003951" calcext:value-type="float">
            <text:p>37,7334170003951</text:p>
          </table:table-cell>
          <table:table-cell office:value-type="float" office:value="158943.881619716" calcext:value-type="float">
            <text:p>158943,881619716</text:p>
          </table:table-cell>
        </table:table-row>
        <table:table-row table:style-name="ro1">
          <table:table-cell office:value-type="float" office:value="38.1248149997383" calcext:value-type="float">
            <text:p>38,1248149997383</text:p>
          </table:table-cell>
          <table:table-cell office:value-type="float" office:value="37.9538950004929" calcext:value-type="float">
            <text:p>37,9538950004929</text:p>
          </table:table-cell>
          <table:table-cell office:value-type="float" office:value="156141.1279176" calcext:value-type="float">
            <text:p>156141,1279176</text:p>
          </table:table-cell>
        </table:table-row>
        <table:table-row table:style-name="ro1">
          <table:table-cell office:value-type="float" office:value="38.1283049996705" calcext:value-type="float">
            <text:p>38,1283049996705</text:p>
          </table:table-cell>
          <table:table-cell office:value-type="float" office:value="38.1784520001006" calcext:value-type="float">
            <text:p>38,1784520001006</text:p>
          </table:table-cell>
          <table:table-cell office:value-type="float" office:value="153747.755743077" calcext:value-type="float">
            <text:p>153747,755743077</text:p>
          </table:table-cell>
        </table:table-row>
        <table:table-row table:style-name="ro1">
          <table:table-cell office:value-type="float" office:value="38.0990850001288" calcext:value-type="float">
            <text:p>38,0990850001288</text:p>
          </table:table-cell>
          <table:table-cell office:value-type="float" office:value="38.4001229998874" calcext:value-type="float">
            <text:p>38,4001229998874</text:p>
          </table:table-cell>
          <table:table-cell office:value-type="float" office:value="153022.028260597" calcext:value-type="float">
            <text:p>153022,028260597</text:p>
          </table:table-cell>
        </table:table-row>
        <table:table-row table:style-name="ro1">
          <table:table-cell office:value-type="float" office:value="38.1752559995763" calcext:value-type="float">
            <text:p>38,1752559995763</text:p>
          </table:table-cell>
          <table:table-cell office:value-type="float" office:value="38.5890849999905" calcext:value-type="float">
            <text:p>38,5890849999905</text:p>
          </table:table-cell>
          <table:table-cell office:value-type="float" office:value="152458.873470897" calcext:value-type="float">
            <text:p>152458,873470897</text:p>
          </table:table-cell>
        </table:table-row>
        <table:table-row table:style-name="ro1">
          <table:table-cell office:value-type="float" office:value="38.2995579999682" calcext:value-type="float">
            <text:p>38,2995579999682</text:p>
          </table:table-cell>
          <table:table-cell office:value-type="float" office:value="37.5743469996549" calcext:value-type="float">
            <text:p>37,5743469996549</text:p>
          </table:table-cell>
          <table:table-cell office:value-type="float" office:value="160318.753138093" calcext:value-type="float">
            <text:p>160318,753138093</text:p>
          </table:table-cell>
        </table:table-row>
        <table:table-row table:style-name="ro1">
          <table:table-cell office:value-type="float" office:value="38.3007209999002" calcext:value-type="float">
            <text:p>38,3007209999002</text:p>
          </table:table-cell>
          <table:table-cell office:value-type="float" office:value="37.7350129997991" calcext:value-type="float">
            <text:p>37,7350129997991</text:p>
          </table:table-cell>
          <table:table-cell office:value-type="float" office:value="158445.838484088" calcext:value-type="float">
            <text:p>158445,838484088</text:p>
          </table:table-cell>
        </table:table-row>
        <table:table-row table:style-name="ro1">
          <table:table-cell office:value-type="float" office:value="38.3167079999639" calcext:value-type="float">
            <text:p>38,3167079999639</text:p>
          </table:table-cell>
          <table:table-cell office:value-type="float" office:value="37.9543580005152" calcext:value-type="float">
            <text:p>37,9543580005152</text:p>
          </table:table-cell>
          <table:table-cell office:value-type="float" office:value="155551.249626141" calcext:value-type="float">
            <text:p>155551,249626141</text:p>
          </table:table-cell>
        </table:table-row>
        <table:table-row table:style-name="ro1">
          <table:table-cell office:value-type="float" office:value="38.2972170004056" calcext:value-type="float">
            <text:p>38,2972170004056</text:p>
          </table:table-cell>
          <table:table-cell office:value-type="float" office:value="38.1885260006212" calcext:value-type="float">
            <text:p>38,1885260006212</text:p>
          </table:table-cell>
          <table:table-cell office:value-type="float" office:value="152742.858526539" calcext:value-type="float">
            <text:p>152742,858526539</text:p>
          </table:table-cell>
        </table:table-row>
        <table:table-row table:style-name="ro1">
          <table:table-cell office:value-type="float" office:value="38.2457329999807" calcext:value-type="float">
            <text:p>38,2457329999807</text:p>
          </table:table-cell>
          <table:table-cell office:value-type="float" office:value="38.3872169995995" calcext:value-type="float">
            <text:p>38,3872169995995</text:p>
          </table:table-cell>
          <table:table-cell office:value-type="float" office:value="151526.296194376" calcext:value-type="float">
            <text:p>151526,296194376</text:p>
          </table:table-cell>
        </table:table-row>
        <table:table-row table:style-name="ro1">
          <table:table-cell office:value-type="float" office:value="38.2891280005679" calcext:value-type="float">
            <text:p>38,2891280005679</text:p>
          </table:table-cell>
          <table:table-cell office:value-type="float" office:value="38.5539140000791" calcext:value-type="float">
            <text:p>38,5539140000791</text:p>
          </table:table-cell>
          <table:table-cell office:value-type="float" office:value="151137.870754472" calcext:value-type="float">
            <text:p>151137,870754472</text:p>
          </table:table-cell>
        </table:table-row>
        <table:table-row table:style-name="ro1">
          <table:table-cell office:value-type="float" office:value="38.4492560000738" calcext:value-type="float">
            <text:p>38,4492560000738</text:p>
          </table:table-cell>
          <table:table-cell office:value-type="float" office:value="37.5064009996412" calcext:value-type="float">
            <text:p>37,5064009996412</text:p>
          </table:table-cell>
          <table:table-cell office:value-type="float" office:value="161432.357089057" calcext:value-type="float">
            <text:p>161432,357089057</text:p>
          </table:table-cell>
        </table:table-row>
        <table:table-row table:style-name="ro1">
          <table:table-cell office:value-type="float" office:value="38.4690319998772" calcext:value-type="float">
            <text:p>38,4690319998772</text:p>
          </table:table-cell>
          <table:table-cell office:value-type="float" office:value="37.7028930003334" calcext:value-type="float">
            <text:p>37,7028930003334</text:p>
          </table:table-cell>
          <table:table-cell office:value-type="float" office:value="159536.363672607" calcext:value-type="float">
            <text:p>159536,363672607</text:p>
          </table:table-cell>
        </table:table-row>
        <table:table-row table:style-name="ro1">
          <table:table-cell office:value-type="float" office:value="38.4987020000521" calcext:value-type="float">
            <text:p>38,4987020000521</text:p>
          </table:table-cell>
          <table:table-cell office:value-type="float" office:value="37.9408500000145" calcext:value-type="float">
            <text:p>37,9408500000145</text:p>
          </table:table-cell>
          <table:table-cell office:value-type="float" office:value="156583.636022886" calcext:value-type="float">
            <text:p>156583,636022886</text:p>
          </table:table-cell>
        </table:table-row>
        <table:table-row table:style-name="ro1">
          <table:table-cell office:value-type="float" office:value="38.513832000335" calcext:value-type="float">
            <text:p>38,513832000335</text:p>
          </table:table-cell>
          <table:table-cell office:value-type="float" office:value="38.1887020004942" calcext:value-type="float">
            <text:p>38,1887020004942</text:p>
          </table:table-cell>
          <table:table-cell office:value-type="float" office:value="153436.428591034" calcext:value-type="float">
            <text:p>153436,428591034</text:p>
          </table:table-cell>
        </table:table-row>
        <table:table-row table:style-name="ro1">
          <table:table-cell office:value-type="float" office:value="38.5244519995803" calcext:value-type="float">
            <text:p>38,5244519995803</text:p>
          </table:table-cell>
          <table:table-cell office:value-type="float" office:value="38.4220139998869" calcext:value-type="float">
            <text:p>38,4220139998869</text:p>
          </table:table-cell>
          <table:table-cell office:value-type="float" office:value="151361.865391641" calcext:value-type="float">
            <text:p>151361,865391641</text:p>
          </table:table-cell>
        </table:table-row>
        <table:table-row table:style-name="ro1">
          <table:table-cell office:value-type="float" office:value="38.4324200003107" calcext:value-type="float">
            <text:p>38,4324200003107</text:p>
          </table:table-cell>
          <table:table-cell office:value-type="float" office:value="38.6508159996535" calcext:value-type="float">
            <text:p>38,6508159996535</text:p>
          </table:table-cell>
          <table:table-cell office:value-type="float" office:value="150918.061128836" calcext:value-type="float">
            <text:p>150918,061128836</text:p>
          </table:table-cell>
        </table:table-row>
        <table:table-row table:style-name="ro1">
          <table:table-cell office:value-type="float" office:value="38.6594079996546" calcext:value-type="float">
            <text:p>38,6594079996546</text:p>
          </table:table-cell>
          <table:table-cell office:value-type="float" office:value="37.4678739994685" calcext:value-type="float">
            <text:p>37,4678739994685</text:p>
          </table:table-cell>
          <table:table-cell office:value-type="float" office:value="163285.554853928" calcext:value-type="float">
            <text:p>163285,554853928</text:p>
          </table:table-cell>
        </table:table-row>
        <table:table-row table:style-name="ro1">
          <table:table-cell office:value-type="float" office:value="38.7497169999925" calcext:value-type="float">
            <text:p>38,7497169999925</text:p>
          </table:table-cell>
          <table:table-cell office:value-type="float" office:value="37.7312260002865" calcext:value-type="float">
            <text:p>37,7312260002865</text:p>
          </table:table-cell>
          <table:table-cell office:value-type="float" office:value="162082.079030508" calcext:value-type="float">
            <text:p>162082,079030508</text:p>
          </table:table-cell>
        </table:table-row>
        <table:table-row table:style-name="ro1">
          <table:table-cell office:value-type="float" office:value="38.7288769994798" calcext:value-type="float">
            <text:p>38,7288769994798</text:p>
          </table:table-cell>
          <table:table-cell office:value-type="float" office:value="38.0397170000563" calcext:value-type="float">
            <text:p>38,0397170000563</text:p>
          </table:table-cell>
          <table:table-cell office:value-type="float" office:value="157738.931772017" calcext:value-type="float">
            <text:p>157738,931772017</text:p>
          </table:table-cell>
        </table:table-row>
        <table:table-row table:style-name="ro1">
          <table:table-cell office:value-type="float" office:value="38.6966399997388" calcext:value-type="float">
            <text:p>38,6966399997388</text:p>
          </table:table-cell>
          <table:table-cell office:value-type="float" office:value="38.2370589995449" calcext:value-type="float">
            <text:p>38,2370589995449</text:p>
          </table:table-cell>
          <table:table-cell office:value-type="float" office:value="154715.92120426" calcext:value-type="float">
            <text:p>154715,92120426</text:p>
          </table:table-cell>
        </table:table-row>
        <table:table-row table:style-name="ro1">
          <table:table-cell office:value-type="float" office:value="38.6392699996473" calcext:value-type="float">
            <text:p>38,6392699996473</text:p>
          </table:table-cell>
          <table:table-cell office:value-type="float" office:value="38.4230040001563" calcext:value-type="float">
            <text:p>38,4230040001563</text:p>
          </table:table-cell>
          <table:table-cell office:value-type="float" office:value="152250.770925276" calcext:value-type="float">
            <text:p>152250,770925276</text:p>
          </table:table-cell>
        </table:table-row>
        <table:table-row table:style-name="ro1">
          <table:table-cell office:value-type="float" office:value="38.6480530001642" calcext:value-type="float">
            <text:p>38,6480530001642</text:p>
          </table:table-cell>
          <table:table-cell office:value-type="float" office:value="38.5838150001906" calcext:value-type="float">
            <text:p>38,5838150001906</text:p>
          </table:table-cell>
          <table:table-cell office:value-type="float" office:value="151613.783508311" calcext:value-type="float">
            <text:p>151613,783508311</text:p>
          </table:table-cell>
        </table:table-row>
        <table:table-row table:style-name="ro1">
          <table:table-cell office:value-type="float" office:value="38.8350600001533" calcext:value-type="float">
            <text:p>38,8350600001533</text:p>
          </table:table-cell>
          <table:table-cell office:value-type="float" office:value="37.5016890006578" calcext:value-type="float">
            <text:p>37,5016890006578</text:p>
          </table:table-cell>
          <table:table-cell office:value-type="float" office:value="165027.171693684" calcext:value-type="float">
            <text:p>165027,171693684</text:p>
          </table:table-cell>
        </table:table-row>
        <table:table-row table:style-name="ro1">
          <table:table-cell office:value-type="float" office:value="38.8743669997157" calcext:value-type="float">
            <text:p>38,8743669997157</text:p>
          </table:table-cell>
          <table:table-cell office:value-type="float" office:value="37.7250600001357" calcext:value-type="float">
            <text:p>37,7250600001357</text:p>
          </table:table-cell>
          <table:table-cell office:value-type="float" office:value="163883.529721898" calcext:value-type="float">
            <text:p>163883,529721898</text:p>
          </table:table-cell>
        </table:table-row>
        <table:table-row table:style-name="ro1">
          <table:table-cell office:value-type="float" office:value="38.8352250001338" calcext:value-type="float">
            <text:p>38,8352250001338</text:p>
          </table:table-cell>
          <table:table-cell office:value-type="float" office:value="37.9825490006098" calcext:value-type="float">
            <text:p>37,9825490006098</text:p>
          </table:table-cell>
          <table:table-cell office:value-type="float" office:value="160104.389847808" calcext:value-type="float">
            <text:p>160104,389847808</text:p>
          </table:table-cell>
        </table:table-row>
        <table:table-row table:style-name="ro1">
          <table:table-cell office:value-type="float" office:value="38.8806009999484" calcext:value-type="float">
            <text:p>38,8806009999484</text:p>
          </table:table-cell>
          <table:table-cell office:value-type="float" office:value="38.1615879999934" calcext:value-type="float">
            <text:p>38,1615879999934</text:p>
          </table:table-cell>
          <table:table-cell office:value-type="float" office:value="158403.63437368" calcext:value-type="float">
            <text:p>158403,63437368</text:p>
          </table:table-cell>
        </table:table-row>
        <table:table-row table:style-name="ro1">
          <table:table-cell office:value-type="float" office:value="38.8686289998311" calcext:value-type="float">
            <text:p>38,8686289998311</text:p>
          </table:table-cell>
          <table:table-cell office:value-type="float" office:value="38.4251460003516" calcext:value-type="float">
            <text:p>38,4251460003516</text:p>
          </table:table-cell>
          <table:table-cell office:value-type="float" office:value="155207.595400231" calcext:value-type="float">
            <text:p>155207,595400231</text:p>
          </table:table-cell>
        </table:table-row>
        <table:table-row table:style-name="ro1">
          <table:table-cell office:value-type="float" office:value="38.86198500022" calcext:value-type="float">
            <text:p>38,86198500022</text:p>
          </table:table-cell>
          <table:table-cell office:value-type="float" office:value="38.6313559996701" calcext:value-type="float">
            <text:p>38,6313559996701</text:p>
          </table:table-cell>
          <table:table-cell office:value-type="float" office:value="153953.928400084" calcext:value-type="float">
            <text:p>153953,928400084</text:p>
          </table:table-cell>
        </table:table-row>
        <table:table-row table:style-name="ro1">
          <table:table-cell office:value-type="float" office:value="38.9743669997253" calcext:value-type="float">
            <text:p>38,9743669997253</text:p>
          </table:table-cell>
          <table:table-cell office:value-type="float" office:value="37.533802999836" calcext:value-type="float">
            <text:p>37,533802999836</text:p>
          </table:table-cell>
          <table:table-cell office:value-type="float" office:value="166637.077678624" calcext:value-type="float">
            <text:p>166637,077678624</text:p>
          </table:table-cell>
        </table:table-row>
        <table:table-row table:style-name="ro1">
          <table:table-cell office:value-type="float" office:value="39.0341539997183" calcext:value-type="float">
            <text:p>39,0341539997183</text:p>
          </table:table-cell>
          <table:table-cell office:value-type="float" office:value="37.6825490004619" calcext:value-type="float">
            <text:p>37,6825490004619</text:p>
          </table:table-cell>
          <table:table-cell office:value-type="float" office:value="166632.653877489" calcext:value-type="float">
            <text:p>166632,653877489</text:p>
          </table:table-cell>
        </table:table-row>
        <table:table-row table:style-name="ro1">
          <table:table-cell office:value-type="float" office:value="38.9719159998582" calcext:value-type="float">
            <text:p>38,9719159998582</text:p>
          </table:table-cell>
          <table:table-cell office:value-type="float" office:value="37.9605179997628" calcext:value-type="float">
            <text:p>37,9605179997628</text:p>
          </table:table-cell>
          <table:table-cell office:value-type="float" office:value="162647.572990993" calcext:value-type="float">
            <text:p>162647,572990993</text:p>
          </table:table-cell>
        </table:table-row>
        <table:table-row table:style-name="ro1">
          <table:table-cell office:value-type="float" office:value="39.0838239996342" calcext:value-type="float">
            <text:p>39,0838239996342</text:p>
          </table:table-cell>
          <table:table-cell office:value-type="float" office:value="38.116461999545" calcext:value-type="float">
            <text:p>38,116461999545</text:p>
          </table:table-cell>
          <table:table-cell office:value-type="float" office:value="162612.486978599" calcext:value-type="float">
            <text:p>162612,486978599</text:p>
          </table:table-cell>
        </table:table-row>
        <table:table-row table:style-name="ro1">
          <table:table-cell office:value-type="float" office:value="38.9639130000836" calcext:value-type="float">
            <text:p>38,9639130000836</text:p>
          </table:table-cell>
          <table:table-cell office:value-type="float" office:value="38.4465509998807" calcext:value-type="float">
            <text:p>38,4465509998807</text:p>
          </table:table-cell>
          <table:table-cell office:value-type="float" office:value="156600.359022386" calcext:value-type="float">
            <text:p>156600,359022386</text:p>
          </table:table-cell>
        </table:table-row>
        <table:table-row table:style-name="ro1">
          <table:table-cell office:value-type="float" office:value="39.1165599997147" calcext:value-type="float">
            <text:p>39,1165599997147</text:p>
          </table:table-cell>
          <table:table-cell office:value-type="float" office:value="38.5448219997846" calcext:value-type="float">
            <text:p>38,5448219997846</text:p>
          </table:table-cell>
          <table:table-cell office:value-type="float" office:value="158618.894398758" calcext:value-type="float">
            <text:p>158618,894398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7T14:17:44.919000000</dc:date>
    <meta:editing-duration>PT1M7S</meta:editing-duration>
    <meta:editing-cycles>4</meta:editing-cycles>
    <meta:generator>LibreOffice/7.3.2.2$Windows_X86_64 LibreOffice_project/49f2b1bff42cfccbd8f788c8dc32c1c309559be0</meta:generator>
    <meta:document-statistic meta:table-count="1" meta:cell-count="108" meta:object-count="0"/>
  </office:meta>
</office:document-meta>
</file>